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E900000167F8875D84F5E3DBFB.png" manifest:media-type="image/png"/>
  <manifest:file-entry manifest:full-path="Pictures/1000000000000384000001D142A428EDFF5176D6.jpg" manifest:media-type="image/jpeg"/>
  <manifest:file-entry manifest:full-path="Pictures/10010804000081DD0000251B883AFD12E3C5B2F9.emf" manifest:media-type="image/x-e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Calibri (Body)" svg:font-family="'Calibri (Body)'" style:font-family-generic="roman"/>
    <style:font-face style:name="MS Mincho" svg:font-family="'MS Mincho', 'ＭＳ 明朝'"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style:tab-stops>
          <style:tab-stop style:position="15.998cm" style:type="right"/>
        </style:tab-stops>
      </style:paragraph-properties>
    </style:style>
    <style:style style:name="P2" style:family="paragraph" style:parent-style-name="Standard">
      <style:text-properties style:font-name-complex="Calibri"/>
    </style:style>
    <style:style style:name="P3" style:family="paragraph" style:parent-style-name="Standard">
      <style:paragraph-properties fo:text-align="justify" style:justify-single-word="false"/>
      <style:text-properties style:font-name-complex="Calibri"/>
    </style:style>
    <style:style style:name="P4" style:family="paragraph" style:parent-style-name="Standard">
      <style:paragraph-properties fo:text-align="justify" style:justify-single-word="false"/>
    </style:style>
    <style:style style:name="P5" style:family="paragraph" style:parent-style-name="Standard">
      <style:paragraph-properties style:text-autospace="none"/>
    </style:style>
    <style:style style:name="P6" style:family="paragraph" style:parent-style-name="Standard">
      <style:text-properties fo:color="#000000" fo:language="en" fo:country="US" style:font-name-complex="Calibri"/>
    </style:style>
    <style:style style:name="P7" style:family="paragraph" style:parent-style-name="Standard">
      <style:text-properties style:font-name-complex="Times New Roman"/>
    </style:style>
    <style:style style:name="P8" style:family="paragraph" style:parent-style-name="Standard">
      <style:paragraph-properties fo:margin-left="1.136cm" fo:margin-right="0cm" fo:margin-top="0.004cm" fo:margin-bottom="0.004cm" loext:contextual-spacing="false" fo:line-height="107%" fo:text-indent="0cm" style:auto-text-indent="false"/>
    </style:style>
    <style:style style:name="P9" style:family="paragraph" style:parent-style-name="Standard">
      <style:paragraph-properties fo:margin-left="2.399cm" fo:margin-right="0cm" fo:text-indent="0cm" style:auto-text-indent="false"/>
      <style:text-properties style:font-name-complex="Calibri"/>
    </style:style>
    <style:style style:name="P10" style:family="paragraph" style:parent-style-name="Standard">
      <style:paragraph-properties fo:margin-left="2.293cm" fo:margin-right="0cm" fo:text-indent="0cm" style:auto-text-indent="false"/>
      <style:text-properties style:font-name-complex="Calibri"/>
    </style:style>
    <style:style style:name="P11" style:family="paragraph" style:parent-style-name="Standard" style:master-page-name="Standard">
      <style:paragraph-properties style:page-number="auto"/>
      <style:text-properties style:font-name-complex="Calibri"/>
    </style:style>
    <style:style style:name="P12" style:family="paragraph" style:parent-style-name="Liosta_20_paragraif">
      <style:text-properties fo:font-weight="bold" style:font-weight-asian="bold" style:font-name-complex="Calibri"/>
    </style:style>
    <style:style style:name="P13" style:family="paragraph" style:parent-style-name="Liosta_20_paragraif">
      <style:paragraph-properties fo:text-align="center" style:justify-single-word="false"/>
      <style:text-properties fo:font-weight="bold" style:font-weight-asian="bold" style:font-name-complex="Calibri"/>
    </style:style>
    <style:style style:name="P14" style:family="paragraph" style:parent-style-name="Liosta_20_paragraif">
      <style:text-properties style:font-name-complex="Calibri"/>
    </style:style>
    <style:style style:name="P15" style:family="paragraph" style:parent-style-name="Liosta_20_paragraif">
      <style:paragraph-properties fo:text-align="justify" style:justify-single-word="false"/>
      <style:text-properties style:font-name-complex="Calibri"/>
    </style:style>
    <style:style style:name="P16" style:family="paragraph" style:parent-style-name="Liosta_20_paragraif">
      <style:text-properties style:font-name-complex="Calibri" style:font-size-complex="10pt"/>
    </style:style>
    <style:style style:name="P17" style:family="paragraph" style:parent-style-name="Liosta_20_paragraif" style:list-style-name="WW8Num2"/>
    <style:style style:name="P18" style:family="paragraph" style:parent-style-name="Liosta_20_paragraif">
      <style:text-properties fo:color="#000000" fo:font-size="14.5pt" fo:language="en" fo:country="US" style:font-size-asian="14.5pt" style:font-name-complex="Calibri" style:font-size-complex="14.5pt"/>
    </style:style>
    <style:style style:name="P19" style:family="paragraph" style:parent-style-name="Liosta_20_paragraif">
      <style:text-properties fo:color="#000000" style:font-name-asian="MS Mincho" style:font-name-complex="Calibri"/>
    </style:style>
    <style:style style:name="P20" style:family="paragraph" style:parent-style-name="Liosta_20_paragraif">
      <style:paragraph-properties fo:margin-left="0cm" fo:margin-right="0cm" fo:text-indent="0cm" style:auto-text-indent="false"/>
    </style:style>
    <style:style style:name="P21" style:family="paragraph" style:parent-style-name="Liosta_20_paragraif">
      <style:paragraph-properties fo:margin-left="0cm" fo:margin-right="0cm" fo:text-indent="0cm" style:auto-text-indent="false"/>
      <style:text-properties style:font-name-complex="Calibri"/>
    </style:style>
    <style:style style:name="P22" style:family="paragraph" style:parent-style-name="Liosta_20_paragraif">
      <style:paragraph-properties fo:margin-left="0cm" fo:margin-right="0cm" fo:text-indent="0cm" style:auto-text-indent="false"/>
      <style:text-properties fo:font-weight="bold" style:font-weight-asian="bold" style:font-name-complex="Calibri"/>
    </style:style>
    <style:style style:name="P23" style:family="paragraph" style:parent-style-name="Liosta_20_paragraif">
      <style:paragraph-properties fo:margin-left="0cm" fo:margin-right="0cm" fo:text-indent="0cm" style:auto-text-indent="false"/>
      <style:text-properties fo:color="#000000" fo:language="en" fo:country="US" fo:font-weight="bold" style:font-weight-asian="bold" style:font-name-complex="Calibri (Body)"/>
    </style:style>
    <style:style style:name="P24" style:family="paragraph" style:parent-style-name="Liosta_20_paragraif">
      <style:paragraph-properties fo:margin-left="1.136cm" fo:margin-right="0cm" fo:text-indent="0cm" style:auto-text-indent="false"/>
    </style:style>
    <style:style style:name="P25" style:family="paragraph" style:parent-style-name="Liosta_20_paragraif">
      <style:paragraph-properties fo:margin-left="1.136cm" fo:margin-right="0cm" fo:text-indent="0cm" style:auto-text-indent="false"/>
      <style:text-properties style:font-name-complex="Calibri"/>
    </style:style>
    <style:style style:name="P26" style:family="paragraph" style:parent-style-name="Liosta_20_paragraif">
      <style:paragraph-properties fo:margin-left="1.136cm" fo:margin-right="0cm" fo:text-indent="0cm" style:auto-text-indent="false"/>
      <style:text-properties fo:font-weight="bold" style:font-weight-asian="bold" style:font-name-complex="Calibri"/>
    </style:style>
    <style:style style:name="P27" style:family="paragraph" style:parent-style-name="Liosta_20_paragraif">
      <style:paragraph-properties fo:margin-left="1.136cm" fo:margin-right="0cm" fo:text-indent="0cm" style:auto-text-indent="false"/>
      <style:text-properties fo:color="#000000" fo:language="en" fo:country="US" style:font-name-complex="Calibri"/>
    </style:style>
    <style:style style:name="T1" style:family="text">
      <style:text-properties style:font-name-complex="Calibri"/>
    </style:style>
    <style:style style:name="T2" style:family="text">
      <style:text-properties style:font-name-complex="Calibri" style:font-size-complex="10pt"/>
    </style:style>
    <style:style style:name="T3" style:family="text">
      <style:text-properties fo:language="en" fo:country="US" style:font-name-complex="Calibri"/>
    </style:style>
    <style:style style:name="T4" style:family="text">
      <style:text-properties style:text-position="super 58%" style:font-name-complex="Calibri"/>
    </style:style>
    <style:style style:name="T5" style:family="text">
      <style:text-properties fo:font-size="10pt" fo:language="en" fo:country="US" style:font-size-asian="10pt" style:font-name-complex="Calibri" style:font-size-complex="10pt"/>
    </style:style>
    <style:style style:name="T6" style:family="text">
      <style:text-properties fo:font-weight="bold" style:font-weight-asian="bold" style:font-name-complex="Calibri"/>
    </style:style>
    <style:style style:name="T7" style:family="text">
      <style:text-properties fo:color="#000000" style:font-name-asian="MS Mincho" style:font-name-complex="Calibri"/>
    </style:style>
    <style:style style:name="T8" style:family="text">
      <style:text-properties fo:color="#000000" fo:language="en" fo:country="US" style:font-name-asian="MS Mincho" style:font-name-complex="Calibri"/>
    </style:style>
    <style:style style:name="T9" style:family="text">
      <style:text-properties fo:color="#000000" fo:language="en" fo:country="US" style:font-name-complex="Calibri"/>
    </style:style>
    <style:style style:name="T10" style:family="text">
      <style:text-properties fo:color="#000000" fo:font-size="13.5pt" style:font-size-asian="13.5pt" style:font-size-complex="13.5pt"/>
    </style:style>
    <style:style style:name="T11" style:family="text">
      <style:text-properties fo:color="#000000" style:font-name-complex="Calibri"/>
    </style:style>
    <style:style style:name="T12" style:family="text">
      <style:text-properties fo:color="#000000" fo:font-size="14.5pt" fo:language="en" fo:country="US" style:font-size-asian="14.5pt" style:font-name-complex="Calibri" style:font-size-complex="14.5pt"/>
    </style:style>
    <style:style style:name="T13" style:family="text">
      <style:text-properties fo:color="#000000" style:font-name="MS Gothic" fo:language="en" fo:country="US" style:font-name-asian="MS Gothic" style:font-name-complex="MS Gothic"/>
    </style:style>
    <style:style style:name="T14" style:family="text">
      <style:text-properties style:font-name="Arial" fo:font-size="11pt" fo:language="en" fo:country="US" style:font-size-asian="11pt" style:font-name-complex="Arial" style:font-size-complex="11pt" style:language-complex="en" style:country-complex="US"/>
    </style:style>
    <style:style style:name="T15" style:family="text">
      <style:text-properties fo:language="da" fo:country="DK" style:language-asian="none" style:country-asian="none"/>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3">GENERAL DATA PROTECTION REGULATION POLICY STATEMENT</text:p>
      <text:p text:style-name="P12"/>
      <text:p text:style-name="P4"><text:span text:style-name="T1">The General Data Protection Regulation (GDPR) </text:span><text:span text:style-name="T3">(EU) 2016/679,</text:span><text:span text:style-name="T1"> which came into effect on 25</text:span><text:span text:style-name="T4">th</text:span><text:span text:style-name="T1"> May 2018, (replacing the 1988 Data Protection Act), as it relates to the COOL project and the CLILStore service. <text:s/>Under this regulation, COOL has an obligation to protect all the data it holds legitimately.</text:span><text:span text:style-name="T5"> </text:span></text:p>
      <text:p text:style-name="P15"/>
      <text:p text:style-name="P4"><text:span text:style-name="T1">GDPR differs from previous data protection legislation in that it gives individuals greater rights over their own data. As we are offering an online authoring and learning tool, it is legitimate that we hold information for the purposes of contact regarding copyright issues and educational activities. That data normally consists of your name and email address. In the case of students/learners, they can opt to register with a user name and e-mail, only registered users will have access to building a presentation portfolio. It is understood that an individual registering online consents to our holding the contact details they provide. <text:s/>All the personal information given to us by authors/learners is processed in accordance with the Data Protection legislation. </text:span></text:p>
      <text:p text:style-name="P3"/>
      <text:p text:style-name="P21"/>
      <text:p text:style-name="P22">Control of Data</text:p>
      <text:p text:style-name="P20"><text:span text:style-name="T1">The COOL project coordinator at UPV (Universidad Politécnica de Valencia) is the Data Controller for the consortium.</text:span></text:p>
      <text:p text:style-name="P21"/>
      <text:p text:style-name="P20"><text:span text:style-name="T1">The Data Control Leads are the project coordinator at UPV and the CLILStore manager at SMO (Sabhal Mòr Ostaig).</text:span></text:p>
      <text:p text:style-name="P14"/>
      <text:p text:style-name="P21">The following points outline how we are seeking to comply with this legislation in relation to the data we hold:</text:p>
      <text:p text:style-name="P21"/>
      <text:list xml:id="list2061955174" text:style-name="WW8Num2">
        <text:list-item>
          <text:p text:style-name="P17"><text:span text:style-name="T1">COOL has created a data inventory of all the personal data that we hold.</text:span></text:p>
        </text:list-item>
      </text:list>
      <text:p text:style-name="P2"/>
      <text:list xml:id="list172049616809769" text:continue-numbering="true" text:style-name="WW8Num2">
        <text:list-item>
          <text:p text:style-name="P17"><text:span text:style-name="T8">The information is stored securely and safely at UPV.</text:span></text:p>
        </text:list-item>
      </text:list>
      <text:p text:style-name="P25"/>
      <text:list xml:id="list172048644215959" text:continue-numbering="true" text:style-name="WW8Num2">
        <text:list-item>
          <text:p text:style-name="P17"><text:span text:style-name="T1">All user data is hosted on the 123 Reg secure website, which is password encrypted. Data can only be accessed by the UPV project coordinator and the Webmaster (SMO).</text:span></text:p>
        </text:list-item>
      </text:list>
      <text:p text:style-name="P25"/>
      <text:list xml:id="list172048887991459" text:continue-numbering="true" text:style-name="WW8Num2">
        <text:list-item>
          <text:p text:style-name="P17"><text:span text:style-name="T1">Correspondence relating to COOL administration is held on the password protected CLILStore computer at the Headquarters at SMO. <text:s/>Email accounts are also password encrypted, and the office cabinet is locked at all times when not in use.</text:span></text:p>
        </text:list-item>
      </text:list>
      <text:p text:style-name="P25"/>
      <text:p text:style-name="Standard"><text:span text:style-name="T1">Information about authors and learners on our website are only used with consent from individuals concerned.</text:span><text:span text:style-name="T10"> </text:span></text:p>
      <text:p text:style-name="P14"/>
      <text:p text:style-name="P20"><text:span text:style-name="T6">Use of Personal Information</text:span><text:span text:style-name="T1"><text:line-break/>Personal information will only be used for the normal business of the COOL project </text:span><text:span text:style-name="T9">and no other, without further consent.</text:span><text:span text:style-name="T12"> <text:s/></text:span><text:span text:style-name="T9">This information will be used for the following purposes:</text:span></text:p>
      <text:p text:style-name="P14"/>
      <text:p text:style-name="P24"><text:span text:style-name="T1"><text:s text:c="6"/>To enable you to register at get access as an author in CLILStore</text:span></text:p>
      <text:p text:style-name="P14"/>
      <text:p text:style-name="P24"><text:soft-page-break/><text:span text:style-name="T1"><text:s text:c="6"/>To enable COOL to contact you, by email, on Copyright-related matters</text:span></text:p>
      <text:p text:style-name="P21"/>
      <text:p text:style-name="P20"><text:span text:style-name="T1"><text:s text:c="19"/>To enable you to make full use of the CLILStore services </text:span></text:p>
      <text:p text:style-name="P21"/>
      <text:p text:style-name="P25"/>
      <text:p text:style-name="P22">Third Party Information</text:p>
      <text:p text:style-name="P26"/>
      <text:p text:style-name="P8"><text:span text:style-name="T2">No information will be shared with any other body unless at the behest of the user concerned.</text:span></text:p>
      <text:p text:style-name="P16"/>
      <text:p text:style-name="P27">In all cases, only the minimum necessary amount of data will be retained.</text:p>
      <text:p text:style-name="P18"/>
      <text:p text:style-name="P24"><text:span text:style-name="T9">The information COOL holds will be accurate.</text:span><text:span text:style-name="T13"> </text:span></text:p>
      <text:p text:style-name="P19"/>
      <text:p text:style-name="P24"><text:span text:style-name="T8">The information is kept up-to-date and outdated information deleted.</text:span></text:p>
      <text:p text:style-name="P25"/>
      <text:p text:style-name="P24"><text:span text:style-name="T1">Information on former users will not be retained.</text:span></text:p>
      <text:p text:style-name="P2"/>
      <text:p text:style-name="Standard"><text:span text:style-name="T6">Users Information Rights</text:span></text:p>
      <text:p text:style-name="P24"><text:span text:style-name="T1">All users have the right:</text:span></text:p>
      <text:p text:style-name="P2"/>
      <text:p text:style-name="P14"><text:s text:c="12"/>- to be informed about the collection, storage and use of their data</text:p>
      <text:p text:style-name="P2"/>
      <text:p text:style-name="P9">- to request access to their personal data from a Data Controller and receive their response within a month</text:p>
      <text:p text:style-name="P2"/>
      <text:p text:style-name="P10">- <text:s/>to request that inaccurate or incomplete personal data be corrected and to receive their response within a month</text:p>
      <text:p text:style-name="P2"/>
      <text:p text:style-name="P25"><text:s text:c="12"/>- <text:s/>to request the removal of their personal data within one month<text:line-break/> </text:p>
      <text:p text:style-name="P23">Breach notification</text:p>
      <text:p text:style-name="P5"><text:span text:style-name="T9">In the event of a data breach, COOL will notify you without undue delay after we have been made aware of the data breach and ascertained what personal data have been affected.</text:span></text:p>
      <text:p text:style-name="P6"/>
      <text:p text:style-name="Standard"><text:span text:style-name="T1">The COOL project coordinator at UPV is </text:span><text:span text:style-name="T11">continually identifying and addressing emerging privacy and security risks and updating this policy statement accordingly.</text:span></text:p>
      <text:p text:style-name="P7"><text:s/></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Calibri (Body)" svg:font-family="'Calibri (Body)'" style:font-family-generic="roman"/>
    <style:font-face style:name="MS Mincho" svg:font-family="'MS Mincho', 'ＭＳ 明朝'"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Liosta_20_paragraif" style:display-name="Liosta paragraif" style:family="paragraph" style:parent-style-name="Standard">
      <style:paragraph-properties fo:margin-left="1.27cm" fo:margin-right="0cm" fo:margin-top="0cm" fo:margin-bottom="0cm" loext:contextual-spacing="true" fo:text-indent="0cm" style:auto-text-indent="fals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color="#000000" style:font-name="Calibri" fo:font-family="Calibri" style:font-family-generic="swiss" style:font-pitch="variable" fo:language="en" fo:country="US"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ruth-clò_20_bunaiteach_20_a_27__20_pharagraif" style:display-name="Cruth-clò bunaiteach a' pharagraif"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136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15.998cm" style:type="right"/>
        </style:tab-stops>
      </style:paragraph-properties>
    </style:style>
    <style:style style:name="MT1" style:family="text">
      <style:text-properties fo:language="da" fo:country="DK" style:language-asian="none" style:country-asian="none"/>
    </style:style>
    <style:style style:name="MT2" style:family="text">
      <style:text-properties style:font-name="Arial" fo:font-size="11pt" fo:language="en" fo:country="US" style:font-size-asian="11pt" style:font-name-complex="Arial" style:font-size-complex="11pt" style:language-complex="en" style:country-complex="US"/>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bottom="0.152cm" style:dynamic-spacing="true"/>
      </style:header-style>
      <style:footer-style>
        <style:header-footer-properties fo:min-height="0.25cm" fo:margin-top="0.152cm" style:dynamic-spacing="true"/>
      </style:footer-style>
    </style:page-layout>
  </office:automatic-styles>
  <office:master-styles>
    <style:master-page style:name="Standard" style:page-layout-name="Mpm1">
      <style:header>
        <text:p text:style-name="MP1"><text:span text:style-name="MT1"><draw:frame draw:style-name="Mfr1" draw:name="Image1" text:anchor-type="as-char" svg:width="2.699cm" svg:height="1.393cm" draw:z-index="1"><draw:image xlink:href="Pictures/1000000000000384000001D142A428EDFF5176D6.jpg" xlink:type="simple" xlink:show="embed" xlink:actuate="onLoad" loext:mime-type="image/jpeg"/></draw:frame></text:span><text:span text:style-name="MT1"><text:tab/></text:span><text:span text:style-name="MT1"><draw:frame draw:style-name="Mfr1" draw:name="Image2" text:anchor-type="as-char" svg:width="5.921cm" svg:height="1.676cm" draw:z-index="3"><draw:image xlink:href="Pictures/10010804000081DD0000251B883AFD12E3C5B2F9.emf" xlink:type="simple" xlink:show="embed" xlink:actuate="onLoad" loext:mime-type="image/x-emf"/><draw:image xlink:href="Pictures/10000201000004E900000167F8875D84F5E3DBFB.png" xlink:type="simple" xlink:show="embed" xlink:actuate="onLoad" loext:mime-type="image/png"/></draw:frame></text:span></text:p>
      </style:header>
      <style:footer>
        <text:p text:style-name="Footer">KA2-2018-1-ES01-KA203-050474 <text:span text:style-name="MT2">Partnership progress biannual review Page </text:span><text:span text:style-name="MT2"><text:page-number text:select-page="current">2</text:page-number></text:span><text:span text:style-name="MT2"><text:s/>of </text:span><text:span text:style-name="MT2"><text:page-count style:num-forma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rtner:</dc:title>
    <dc:subject/>
    <meta:keyword/>
    <meta:initial-creator>Kent Andersen</meta:initial-creator>
    <meta:creation-date>2019-06-12T16:42:00</meta:creation-date>
    <dc:creator>Caoimhin O Donnaile</dc:creator>
    <dc:date>2019-06-12T16:42:00</dc:date>
    <meta:print-date>2014-06-18T07:18:00</meta:print-date>
    <meta:editing-cycles>2</meta:editing-cycles>
    <meta:document-statistic meta:table-count="0" meta:image-count="2" meta:object-count="0" meta:page-count="2" meta:paragraph-count="34" meta:word-count="601" meta:character-count="3755" meta:non-whitespace-character-count="3120"/>
    <meta:generator>LibreOffice/6.1.3.2$Linux_X86_64 LibreOffice_project/10$Build-2</meta:generator>
  </office:meta>
</office:document-meta>
</file>